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d1d5db" loext:opacity="100%" style:font-name="S hne" fo:font-size="12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nitas, Altas, Inteligentes, Cálidas, Rápidas, Dulces, Claras, Lindas, Tranquilas, Jóvenes, Alegres, Grandes, Buenas, Rojas, Verdes, Brillantes, Suaves, Frescas, Elegantes, Lindas, Encantadoras, Modernas, Sencillas, Delgadas, Sabrosas, Completas, Poderosas, Rápidas, Sutiles, Audaces, Calientes, Cautivadoras, Vivas, Creativas, Audaces, Puras, Tiernas, Espléndidas, Celestiales, Bellas, Fuertes, Radiantes, Jóvenes, Firmes, Deslumbrantes, Sabias, Graciosas, Amables, Encantadoras, Ágiles, Cautivadoras, Leales, Gentiles, Pintorescas, Eternas, Generosas, Serenas, Finas, Sagradas, Hermosas, Elegantes, Serenas, Raras, Veloces, Claras, Despejadas, Vibrantes, Armónicas, Atractivas, Especiales, Encantadoras, Fuertes, Puras, Inocentes, Dulces, Inspiradoras, Preciadas, Nobles, Ágiles, Únicas, Firmes, Bellas, Claras, Completas, Apreciadas, Sutiles, Cautivadoras, Vibrantes, Creativas, Transparentes, Sinceras, Sutiles, Atractivas, Gentiles, Radiantes, Brillantes, Vibrantes, Amadas, Celestiales, Espléndida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0T19:50:22.099120700</meta:creation-date>
    <dc:date>2023-12-10T19:50:37.056135284</dc:date>
    <meta:editing-duration>PT16S</meta:editing-duration>
    <meta:editing-cycles>1</meta:editing-cycles>
    <meta:document-statistic meta:table-count="0" meta:image-count="0" meta:object-count="0" meta:page-count="1" meta:paragraph-count="1" meta:word-count="100" meta:character-count="1005" meta:non-whitespace-character-count="906"/>
    <meta:generator>LibreOffice/7.3.7.2$Linux_X86_64 LibreOffice_project/30$Build-2</meta:generator>
  </office:meta>
</office:document-meta>
</file>